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-color="#ff8080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draw:stroke="solid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solid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Line_20_with_20_Fine_20_Dots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textarea-vertical-align="middle" draw:auto-grow-height="false" fo:min-height="0.749cm" fo:min-width="0.499cm"/>
    </style:style>
    <style:style style:name="gr8" style:family="graphic" style:parent-style-name="objectwithoutfill">
      <style:graphic-properties draw:stroke="soli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-dash="Ultrafine_20_Dotted_20__28_var_29_" draw:fill-color="#ffcc99" draw:opacity="50%" draw:textarea-horizontal-align="justify" draw:textarea-vertical-align="middle" draw:auto-grow-height="false" draw:shadow-opacity="50%"/>
    </style:style>
    <style:style style:name="gr10" style:family="graphic" style:parent-style-name="objectwithoutfill">
      <style:graphic-properties draw:stroke-dash="Fine_20_Dashed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4c4c4c" draw:textarea-vertical-align="middle" draw:auto-grow-height="false" fo:min-height="0.749cm" fo:min-width="0.499cm"/>
    </style:style>
    <style:style style:name="gr12" style:family="graphic" style:parent-style-name="standard">
      <style:graphic-properties draw:fill-color="#800080" draw:opacity="30%" draw:textarea-horizontal-align="justify" draw:textarea-vertical-align="middle" draw:auto-grow-height="false" draw:shadow-opacity="30%"/>
    </style:style>
    <style:style style:name="gr13" style:family="graphic" style:parent-style-name="standard">
      <style:graphic-properties draw:fill-color="#00ff00" draw:opacity="30%" draw:textarea-horizontal-align="justify" draw:textarea-vertical-align="middle" draw:auto-grow-height="false" draw:shadow-opacity="30%"/>
    </style:style>
    <style:style style:name="gr14" style:family="graphic" style:parent-style-name="standard">
      <style:graphic-properties draw:stroke="none" svg:stroke-color="#000000" draw:fill="none" draw:fill-color="#ffffff" fo:min-height="0.93cm"/>
    </style:style>
    <style:style style:name="gr15" style:family="graphic" style:parent-style-name="standard">
      <style:graphic-properties draw:stroke="none" svg:stroke-color="#000000" draw:fill="none" draw:fill-color="#ffffff" fo:min-height="0.7cm"/>
    </style:style>
    <style:style style:name="gr16" style:family="graphic" style:parent-style-name="standard">
      <style:graphic-properties draw:stroke="none" svg:stroke-color="#000000" draw:fill="none" draw:fill-color="#ffffff" fo:min-height="0.95cm"/>
    </style:style>
    <style:style style:name="gr17" style:family="graphic" style:parent-style-name="standard">
      <style:graphic-properties draw:opacity="5%" draw:textarea-horizontal-align="justify" draw:textarea-vertical-align="middle" draw:auto-grow-height="false" draw:shadow-opacity="5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2.7cm" svg:height="3.6cm" svg:x="4.7cm" svg:y="4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2.7cm" svg:height="6.644cm" svg:x="4.7cm" svg:y="8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2.7cm" svg:height="3.6cm" svg:x="4.7cm" svg:y="15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2" draw:id="id2" draw:layer="layout" svg:width="2cm" svg:height="1.4cm" svg:x="6.4cm" svg:y="16.8cm">
          <text:p text:style-name="P1">B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xml:id="id6" draw:id="id6" draw:layer="layout" svg:width="2.6cm" svg:height="1.4cm" svg:x="6.1cm" svg:y="6.2cm">
          <text:p text:style-name="P1"><text:span text:style-name="T1">Interfaz Web</text:span></text:p>
          <text:p text:style-name="P1"><text:span text:style-name="T1">Clien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2.6cm" svg:height="1.4cm" svg:x="12.5cm" svg:y="6.1cm">
          <text:p text:style-name="P1"><text:span text:style-name="T1">Interfaz Web</text:span></text:p>
          <text:p text:style-name="P1"><text:span text:style-name="T1">Administrador</text:span></text:p>
          <text:p text:style-name="P1"><text:span text:style-name="T1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xml:id="id5" draw:id="id5" draw:layer="layout" svg:width="2.9cm" svg:height="2.6cm" svg:x="6cm" svg:y="10cm">
          <text:p text:style-name="P1"><text:span text:style-name="T1">Procesador </text:span></text:p>
          <text:p text:style-name="P1"><text:span text:style-name="T1">De la consul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2cm" svg:height="1.2cm" svg:x="9.8cm" svg:y="11.9cm">
          <text:p text:style-name="P1">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2cm" svg:height="1cm" svg:x="9.3cm" svg:y="10.8cm">
          <text:p/>
          <draw:enhanced-geometry svg:viewBox="0 0 21600 21600" draw:mirror-horizontal="false" draw:mirror-vertical="true" draw:text-areas="?f2 ?f7 ?f1 ?f1 ?f7 ?f2 ?f1 ?f1" draw:type="mso-spt89" draw:modifiers="14162.5187406297 18717.8410794603 3797.8021978022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onnector draw:style-name="gr8" draw:text-style-name="P1" draw:layer="layout" svg:x1="13.85cm" svg:y1="12.6cm" svg:x2="8.4cm" svg:y2="17.5cm" draw:start-shape="id1" draw:start-glue-point="6" draw:end-shape="id2" draw:end-glue-point="8" svg:d="m13850 12600v4900h-5450">
          <text:p/>
        </draw:connector>
        <draw:custom-shape draw:style-name="gr9" draw:text-style-name="P1" draw:layer="layout" svg:width="1.2cm" svg:height="1.2cm" svg:x="-4.5cm" svg:y="1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0" draw:text-style-name="P1" draw:layer="layout" draw:type="curve" svg:x1="10.8cm" svg:y1="13.1cm" svg:x2="7.4cm" svg:y2="16.8cm" draw:start-shape="id3" draw:start-glue-point="6" draw:end-shape="id2" svg:d="m10800 13100c0 2776-3400 927-3400 3700">
          <text:p/>
        </draw:connector>
        <draw:custom-shape draw:style-name="gr11" draw:text-style-name="P1" draw:layer="layout" svg:width="1.6cm" svg:height="1cm" svg:x="-4.7cm" svg:y="2.3cm">
          <text:p/>
          <draw:enhanced-geometry svg:viewBox="0 0 21600 21600" draw:glue-points="10800 0 0 10800 10800 21600 21600 10800" draw:path-stretchpoint-x="10800" draw:text-areas="?f8 ?f9 ?f10 ?f11" draw:type="bracket-pair" draw:modifiers="8696.1038961039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cm" svg:height="1.2cm" svg:x="-5.3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1" draw:layer="layout" svg:width="1.6cm" svg:height="1cm" svg:x="-5.5cm" svg:y="5.7cm">
          <text:p/>
          <draw:enhanced-geometry svg:viewBox="0 0 21600 21600" draw:glue-points="10800 0 0 10800 10800 21600 21600 10800" draw:path-stretchpoint-x="10800" draw:text-areas="?f8 ?f9 ?f10 ?f11" draw:type="bracket-pair" draw:modifiers="8696.1038961039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9cm" svg:height="0.7cm" svg:x="-4.4cm" svg:y="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9cm" svg:height="0.7cm" svg:x="-5.1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3" draw:layer="layout" svg:width="3.88cm" svg:height="1.385cm" draw:transform="rotate (1.5707963267949) translate (2.1cm 8.48cm)">
          <draw:text-box>
            <text:p><text:span text:style-name="T2">Capa de Presentación</text:span></text:p>
          </draw:text-box>
        </draw:frame>
        <draw:frame draw:style-name="gr15" draw:text-style-name="P3" draw:layer="layout" svg:width="4.65cm" svg:height="1.385cm" draw:transform="rotate (1.5707963267949) translate (2.3cm 14.3cm)">
          <draw:text-box>
            <text:p><text:span text:style-name="T2">Capa de Comportamiento</text:span></text:p>
          </draw:text-box>
        </draw:frame>
        <draw:frame draw:style-name="gr16" draw:text-style-name="P3" draw:layer="layout" svg:width="3.62cm" svg:height="1.385cm" draw:transform="rotate (1.5707963267949) translate (2.3cm 18.82cm)">
          <draw:text-box>
            <text:p><text:span text:style-name="T2">Capa de Persistencia</text:span></text:p>
          </draw:text-box>
        </draw:frame>
        <draw:custom-shape draw:style-name="gr17" draw:text-style-name="P1" draw:layer="layout" svg:width="17.7cm" svg:height="18.7cm" svg:x="1.6cm" svg:y="2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8" draw:layer="layout" svg:width="9.807cm" svg:height="0.963cm" svg:x="6.293cm" svg:y="19.837cm">
          <draw:text-box>
            <text:p>Arquitectura del sistema SEBREI</text:p>
          </draw:text-box>
        </draw:frame>
        <draw:custom-shape draw:style-name="gr1" draw:text-style-name="P1" draw:layer="layout" svg:width="0.1cm" svg:height="0.001cm" svg:x="-4.3cm" svg:y="1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9cm" svg:height="2.6cm" svg:x="12.4cm" svg:y="10cm">
          <text:p text:style-name="P1"><text:span text:style-name="T1">Interfaz con </text:span></text:p>
          <text:p text:style-name="P1"><text:span text:style-name="T1">la B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1" draw:layer="layout" draw:type="line" svg:x1="13.85cm" svg:y1="10cm" svg:x2="13.8cm" svg:y2="7.5cm" draw:start-shape="id1" draw:start-glue-point="4" draw:end-shape="id4" draw:end-glue-point="6" svg:d="m13850 10000-50-2500">
          <text:p/>
        </draw:connector>
        <draw:connector draw:style-name="gr8" draw:text-style-name="P1" draw:layer="layout" draw:type="line" svg:x1="7.4cm" svg:y1="16.8cm" svg:x2="7.45cm" svg:y2="12.6cm" draw:start-shape="id2" draw:start-glue-point="5" draw:end-shape="id5" draw:end-glue-point="6" svg:d="m7400 16800 50-4200">
          <text:p/>
        </draw:connector>
        <draw:connector draw:style-name="gr8" draw:text-style-name="P1" draw:layer="layout" draw:type="line" svg:x1="7.45cm" svg:y1="10cm" svg:x2="7.4cm" svg:y2="7.6cm" draw:start-shape="id5" draw:start-glue-point="4" draw:end-shape="id6" draw:end-glue-point="6" svg:d="m7450 10000-50-24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5T00:01:50.72</meta:creation-date>
    <dc:date>2012-03-06T22:59:24.77</dc:date>
    <meta:editing-duration>PT23H35M41S</meta:editing-duration>
    <meta:editing-cycles>3</meta:editing-cycles>
    <meta:generator>LibreOffice/3.4$Win32 LibreOffice_project/340m1$Build-402</meta:generator>
    <meta:document-statistic meta:object-count="27"/>
  </office:meta>
</office:document-meta>
</file>